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its: 9:42 + 9:29 + 4:29</text:p>
      <text:p text:style-name="P11">½ mile walk warm down</text:p>
      <text:p text:style-name="P11"/>
      <text:p text:style-name="P11">Fri 12/23/16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miles in the last</text:p>
      <text:p text:style-name="P13"/>
      <text:p text:style-name="P11"><text:soft-page-break/>Sat 12/24/16 <text:span text:style-name="T1">5.25 miles</text:span></text:p>
      <text:p text:style-name="P11">I warmed up with 1.5 miles at various paces and rested 4 minutes.</text:p>
      <text:p text:style-name="P11">I ran the same 5 K course as yesterday with a total ascent of 433 ft along the course. </text:p>
      <text:p text:style-name="P11">It was 40 degrees and a very few spots with ice. <text:s/>The time was 29:50 or 9:37/mile.</text:p>
      <text:p text:style-name="P11">warmed down with 0.65 mile jog</text:p>
      <text:p text:style-name="P11"/>
      <text:p text:style-name="P11">Sun 12/25/16 <text:span text:style-name="T1">1.6 miles</text:span></text:p>
      <text:p text:style-name="P11">I ran 1.6 miles in about 15 minutes on a level road.</text:p>
      <text:p text:style-name="P11"/>
      <text:p text:style-name="P11">Mon 12/26/16 <text:span text:style-name="T1">10.4 miles</text:span></text:p>
      <text:p text:style-name="P11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1">I repeated the above run. <text:s/>This time the time was 59:42 or 11:56/mile.</text:p>
      <text:p text:style-name="P11">I warmed down with a 0.4 mile wal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26T13:13:00.37</dc:date>
    <dc:creator>James Lombardi</dc:creator>
    <meta:editing-duration>PT21H46M59S</meta:editing-duration>
    <meta:editing-cycles>142</meta:editing-cycles>
    <meta:generator>OpenOffice/4.1.2$Win32 OpenOffice.org_project/412m3$Build-9782</meta:generator>
    <meta:document-statistic meta:table-count="0" meta:image-count="0" meta:object-count="0" meta:page-count="12" meta:paragraph-count="394" meta:word-count="3954" meta:character-count="19443"/>
  </office:meta>
</office:document-meta>
</file>